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08d" officeooo:paragraph-rsid="00183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liaçõ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2T13:51:32.415000000</meta:creation-date>
    <dc:date>2023-05-22T13:51:54.146000000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7.2.5.2$Windows_X86_64 LibreOffice_project/499f9727c189e6ef3471021d6132d4c694f357e5</meta:generator>
  </office:meta>
</office:document-meta>
</file>